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213cm" table:align="left" style:may-break-between-rows="true" table:border-model="collapsing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5e825" officeooo:paragraph-rsid="0015e825"/>
    </style:style>
    <style:style style:name="P2" style:family="paragraph" style:parent-style-name="Standard">
      <style:text-properties officeooo:rsid="00162867" officeooo:paragraph-rsid="00162867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825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2867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2867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4b" officeooo:paragraph-rsid="0017e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a48" officeooo:paragraph-rsid="00187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759" officeooo:paragraph-rsid="001a17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5e825" officeooo:paragraph-rsid="0015e825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825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2867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2867" officeooo:paragraph-rsid="001628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a4b" officeooo:paragraph-rsid="0017e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a48" officeooo:paragraph-rsid="00187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759" officeooo:paragraph-rsid="001a17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222222" loext:opacity="100%" style:font-name="Arial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rvidor de pruebas</text:h>
      <text:p text:style-name="P1"/>
      <table:table table:name="Tabla1" table:style-name="Tabla1">
        <table:table-column table:style-name="Tabla1.A"/>
        <table:table-column table:style-name="Tabla1.B"/>
        <table:table-row table:style-name="TableLine2070002199808">
          <table:table-cell table:style-name="Tabla1.A1" office:value-type="string">
            <text:p text:style-name="P5">IP</text:p>
          </table:table-cell>
          <table:table-cell table:style-name="Tabla1.B1" office:value-type="string">
            <text:p text:style-name="P3">172.25.1.170</text:p>
          </table:table-cell>
        </table:table-row>
        <table:table-row table:style-name="Tabla1.2">
          <table:table-cell table:style-name="Tabla1.A2" office:value-type="string">
            <text:p text:style-name="P5">Sistema operativo</text:p>
          </table:table-cell>
          <table:table-cell table:style-name="Tabla1.B2" office:value-type="string">
            <text:p text:style-name="P4">Linux Red Hat 6.10</text:p>
          </table:table-cell>
        </table:table-row>
        <table:table-row table:style-name="Tabla1.2">
          <table:table-cell table:style-name="Tabla1.A2" office:value-type="string">
            <text:p text:style-name="P6">Archivo log</text:p>
          </table:table-cell>
          <table:table-cell table:style-name="Tabla1.B2" office:value-type="string">
            <text:p text:style-name="P4">var/log/jboss-as/console.log</text:p>
          </table:table-cell>
        </table:table-row>
        <table:table-row table:style-name="Tabla1.2">
          <table:table-cell table:style-name="Tabla1.A2" office:value-type="string">
            <text:p text:style-name="P7">URL</text:p>
          </table:table-cell>
          <table:table-cell table:style-name="Tabla1.B2" office:value-type="string">
            <text:p text:style-name="P4">sismosentidop.sgc.gov.co</text:p>
          </table:table-cell>
        </table:table-row>
        <table:table-row table:style-name="TableLine2070002198720">
          <table:table-cell table:style-name="Tabla1.A2" office:value-type="string">
            <text:p text:style-name="P8">Script reinicio</text:p>
          </table:table-cell>
          <table:table-cell table:style-name="Tabla1.B2" office:value-type="string">
            <text:p text:style-name="P4"><text:span text:style-name="T1">/usr/local/sbin/reiniciar-jboss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09:08:18.938000000</meta:creation-date>
    <dc:date>2021-05-11T09:21:59.104000000</dc:date>
    <meta:editing-duration>PT13M37S</meta:editing-duration>
    <meta:editing-cycles>5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11" meta:word-count="19" meta:character-count="181" meta:non-whitespace-character-count="172"/>
  </office:meta>
</office:document-meta>
</file>